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/>
    <style:style style:name="T23" style:parent-style-name="ZákladnítextChar" style:family="text">
      <style:text-properties fo:font-weight="bold" style:font-weight-asian="bold"/>
    </style:style>
    <style:style style:name="T24" style:parent-style-name="ZákladnítextChar" style:family="text">
      <style:text-properties fo:font-weight="bold" style:font-weight-asian="bold"/>
    </style:style>
    <style:style style:name="T25" style:parent-style-name="ZákladnítextChar" style:family="text">
      <style:text-properties fo:font-weight="bold" style:font-weight-asian="bold"/>
    </style:style>
    <style:style style:name="P26" style:parent-style-name="Číslovanýseznam" style:family="paragraph"/>
    <style:style style:name="P27" style:parent-style-name="Číslovanýseznam" style:family="paragraph"/>
    <style:style style:name="P28" style:parent-style-name="Číslovanýseznam" style:family="paragraph"/>
    <style:style style:name="P2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2" style:parent-style-name="Číslovanýseznam" style:family="paragraph">
      <style:paragraph-properties fo:margin-left="0.25in">
        <style:tab-stops>
          <style:tab-stop style:type="left" style:position="0.1437in"/>
        </style:tab-stops>
      </style:paragraph-properties>
    </style:style>
    <style:style style:name="P33" style:parent-style-name="podpis" style:family="paragraph">
      <style:paragraph-properties fo:text-align="start" fo:margin-left="0in">
        <style:tab-stops/>
      </style:paragraph-properties>
    </style:style>
    <style:style style:name="T34" style:parent-style-name="instrukce" style:family="text">
      <style:text-properties style:use-window-font-color="true"/>
    </style:style>
    <style:style style:name="P35" style:parent-style-name="podpis" style:family="paragraph">
      <style:paragraph-properties fo:text-align="start" fo:margin-left="0in">
        <style:tab-stops/>
      </style:paragraph-properties>
    </style:style>
    <style:style style:name="T36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/>
            <text:p text:style-name="Normální"/>
            <text:p text:style-name="Normální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2/2018<text:bookmark-end text:name="Text14"/></text:p>
            <text:p text:style-name="Normální">KVOP-43387/2018<text:bookmark-end text:name="Text2"/></text:p>
            <text:p text:style-name="Normální"><text:bookmark-start text:name="Text6"/>04. 10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Z. P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/>
      <text:p text:style-name="Základnítext">Vážená paní<text:s/>P.,</text:p>
      <text:p text:style-name="Základnítext">dne 27. září byla do Kanceláře veřejného ochránce práv doručena Vaše žádost podle zákona č. 106/1999 Sb., o svobodném přístupu k informacím, ve znění pozdějších předpisů, kterou žádáte:</text:p>
      <text:list text:style-name="LFO10" text:continue-numbering="true">
        <text:list-item>
          <text:p text:style-name="P18">vysvětlení k sp. zn. GDPR 1/2018, „co se vlastně pod tím vede a co znamená,<text:s/>tyto písmena GDPR“</text:p>
        </text:list-item>
        <text:list-item>
          <text:p text:style-name="P19">veškeré dokumenty zaslat,</text:p>
        </text:list-item>
        <text:list-item>
          <text:p text:style-name="P20">„zda KVOP činila s MUVK (ohledně podvodů s nápravy fikcí vyřazení, MPSV vyloučení, OSPOD s podvody Tm atd… s falešným obviněním, pomluv atd.)<text:s/>a „jaké nápravy, opatření jste konaly<text:s/>ohledně podvodů 8 let MUVK + OSPOD+PMS“;</text:p>
        </text:list-item>
        <text:list-item>
          <text:p text:style-name="P21">zda jsme skartovali Vaše dokumenty.</text:p>
        </text:list-item>
      </text:list>
      <text:p text:style-name="Základnítext">Ve smyslu zákona o svobodném přístupu k informacím,<text:s/><text:span text:style-name="Silné">poskytuj</text:span><text:span text:style-name="Silné">i</text:span><text:span text:style-name="Silné"><text:s/></text:span><text:span text:style-name="Silné">k jednotlivým žádostem<text:s/></text:span><text:span text:style-name="Silné">níže uvedené informace</text:span>:</text:p>
      <text:list text:style-name="LFO10">
        <text:list-item text:start-value="1">
          <text:p text:style-name="P22">Pod sp. zn. GDPR 1/2008 evidujeme Vaši žádost ze dne 24. 8. 2018, jíž nesouhlasíte se zpracováním svých osobních údajů a odpověď vedoucího Kanceláře na tuto žádost ze dne 13. 9.2018. Písmena GDPR označují agendu, v níž Kancelář coby správce osobních údajů vyřizuje podání<text:s/><text:span text:style-name="ZákladnítextChar">osob, které se na<text:s/></text:span><text:span text:style-name="ZákladnítextChar">ni<text:s/></text:span><text:span text:style-name="ZákladnítextChar">obrací v souvislosti se zpracováním osobních údajů</text:span><text:span text:style-name="ZákladnítextChar">. V</text:span><text:span text:style-name="ZákladnítextChar"> souladu s Nařízením Evropského parlamentu a Rady (EU) 2016/679 ze dne 27. dubna 2016 o ochraně fyzických osob v souvislosti se zpracováním osobních údajů a o volném pohybu těchto údajů a o zrušení směrnice 95/46/ES (obecné nařízení o ochraně osobních údajů), v angličtině<text:s/></text:span><text:span text:style-name="T23">General Data Protection Regulation (</text:span><text:span text:style-name="T24">ve zkratce</text:span><text:span text:style-name="T25"><text:s/>GDPR</text:span><text:span text:style-name="ZákladnítextChar">) Kancelář tato podání vyřizuje. Tak tomu bylo i v případě Vaší žádosti ze dne 24. 8. 2018.</text:span><text:span text:style-name="ZákladnítextChar"><text:s/></text:span></text:p>
        </text:list-item>
      </text:list>
      <text:list text:style-name="LFO10" text:continue-numbering="true">
        <text:list-item>
          <text:p text:style-name="P26">Oba dokumenty (Vaši žádost a odpověď vedoucího Kanceláře) přikládám.</text:p>
        </text:list-item>
      </text:list>
      <text:list text:style-name="LFO10" text:continue-numbering="true">
        <text:list-item>
          <text:p text:style-name="P27">Prověřil jsem, jak bylo naloženo se všemi Vašimi dosavadními podněty veřejnému ochránci práv (evidované pod sp. zn. 2916/2014, 5779/2014/, 1020/2016, 2869/2017,<text:s/><text:soft-page-break/>3960/2017, 5166/2017, 5731/2017, 5224/2018, 2414/2018 a GDPR 1/2018) a zjistil jsem, že Kancelář nečinila žádnou nápravu ani opatření týkající se zmíněných podvodů.<text:s/></text:p>
        </text:list-item>
      </text:list>
      <text:list text:style-name="LFO10" text:continue-numbering="true">
        <text:list-item>
          <text:p text:style-name="P28">Žádné dokumenty, kterými KVOP v souvislosti s Vašimi podáními<text:s/>disponuje,<text:s/>včetně podnětů veřejnému ochránci práv, jsme neskartovali.<text:s/></text:p>
        </text:list-item>
      </text:list>
      <text:p text:style-name="P29"/>
      <text:p text:style-name="P30"/>
      <text:p text:style-name="P31"/>
      <text:p text:style-name="P32"/>
      <text:p text:style-name="podpis">Ing. Josef Svoboda</text:p>
      <text:p text:style-name="podpis">vedoucí odboru vnitřní správy</text:p>
      <text:h text:style-name="Nadpis1" text:outline-level="1"/>
      <text:h text:style-name="Nadpis1" text:outline-level="1"/>
      <text:h text:style-name="Nadpis1" text:outline-level="1"/>
      <text:h text:style-name="Nadpis1" text:outline-level="1">přílohy:</text:h>
      <text:p text:style-name="P33"><text:span text:style-name="T34">žádost o výmaz<text:s/></text:span></text:p>
      <text:p text:style-name="P35"><text:span text:style-name="T36">sdělení o nepřijetí opatření</text:span>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VIMW*</text:span>*KVOPX008VIMW*</text:p>
        <text:p text:style-name="P12"><text:span text:style-name="T13">KVOPX008VIMW</text:span>KVOPX008VIM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07T12:41:00Z</meta:creation-date>
    <dc:date>2019-01-07T12:42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39" meta:character-count="2337" meta:row-count="16" meta:non-whitespace-character-count="2002"/>
  </office:meta>
</office:document-meta>
</file>